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="Small_20_Arrow" draw:marker-start-width="0.279cm" draw:marker-end-width="0.279cm" draw:fill="none" draw:textarea-horizontal-align="justify" draw:textarea-vertical-align="middle" draw:auto-grow-height="false" fo:min-height="0.386cm" fo:min-width="0.644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draw:stroke="dash" draw:stroke-dash="Ultrafine_20_2_20_Dots_20_3_20_Dashes" svg:stroke-width="0.035cm" svg:stroke-color="#0000ff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objectwithoutfill">
      <style:graphic-properties svg:stroke-width="0.035cm" svg:stroke-color="#ff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Fine_20_Dashed" svg:stroke-width="0.081cm" svg:stroke-color="#b2b2b2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color="#00a933" fo:font-weight="bold" fo:background-color="#00a933" style:font-weight-asian="bold" style:font-weight-complex="bold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00a933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.27cm" svg:height="0.762cm" svg:x="6.961cm" svg:y="1.816cm">
          <text:p text:style-name="P1">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1.27cm" svg:height="0.762cm" svg:x="6.908cm" svg:y="4.17cm">
          <text:p text:style-name="P1">B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1.27cm" svg:height="0.762cm" svg:x="12.068cm" svg:y="1.816cm">
          <text:p text:style-name="P1">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1.27cm" svg:height="0.762cm" svg:x="12.049cm" svg:y="4.302cm">
          <text:p text:style-name="P1">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1.27cm" svg:height="0.762cm" svg:x="4.467cm" svg:y="6.86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1.27cm" svg:height="0.762cm" svg:x="9.217cm" svg:y="6.86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7.543cm" svg:y1="4.932cm" svg:x2="5.102cm" svg:y2="6.86cm" draw:start-shape="id1" draw:start-glue-point="2" draw:end-shape="id2" draw:end-glue-point="0" svg:d="M7543 4932l-2441 1928" svg:viewBox="0 0 2442 1929">
          <text:p/>
        </draw:connector>
        <draw:connector draw:style-name="gr2" draw:text-style-name="P3" draw:layer="layout" draw:type="line" svg:x1="7.543cm" svg:y1="4.932cm" svg:x2="9.852cm" svg:y2="6.86cm" draw:start-shape="id1" draw:start-glue-point="2" draw:end-shape="id3" draw:end-glue-point="0" svg:d="M7543 4932l2309 1928" svg:viewBox="0 0 2310 1929">
          <text:p/>
        </draw:connector>
        <draw:connector draw:style-name="gr2" draw:text-style-name="P3" draw:layer="layout" draw:type="line" svg:x1="7.596cm" svg:y1="2.578cm" svg:x2="7.543cm" svg:y2="4.17cm" draw:start-shape="id4" draw:start-glue-point="2" draw:end-shape="id1" draw:end-glue-point="0" svg:d="M7596 2578l-53 1592" svg:viewBox="0 0 54 1593">
          <text:p/>
        </draw:connector>
        <draw:connector draw:style-name="gr2" draw:text-style-name="P3" draw:layer="layout" draw:type="line" svg:x1="12.703cm" svg:y1="2.578cm" svg:x2="12.684cm" svg:y2="4.302cm" draw:start-shape="id5" draw:start-glue-point="2" draw:end-shape="id6" draw:end-glue-point="0" svg:d="M12703 2578l-19 1724" svg:viewBox="0 0 20 1725">
          <text:p/>
        </draw:connector>
        <draw:connector draw:style-name="gr3" draw:text-style-name="P3" draw:layer="layout" draw:type="line" svg:x1="9.217cm" svg:y1="7.241cm" svg:x2="5.737cm" svg:y2="7.241cm" draw:start-shape="id3" draw:start-glue-point="3" draw:end-shape="id2" draw:end-glue-point="1" svg:d="M9217 7241h-3480" svg:viewBox="0 0 3481 1">
          <text:p/>
        </draw:connector>
        <draw:frame draw:style-name="gr4" draw:text-style-name="P4" draw:layer="layout" svg:width="2.123cm" svg:height="0.962cm" svg:x="3.703cm" svg:y="7.577cm">
          <draw:text-box>
            <text:p><text:span text:style-name="T1">(3/4)</text:span></text:p>
          </draw:text-box>
        </draw:frame>
        <draw:frame draw:style-name="gr5" draw:text-style-name="P4" draw:layer="layout" svg:width="1.806cm" svg:height="0.962cm" svg:x="5.163cm" svg:y="4.048cm">
          <draw:text-box>
            <text:p><text:span text:style-name="T1">(2/9)</text:span></text:p>
          </draw:text-box>
        </draw:frame>
        <draw:frame draw:style-name="gr6" draw:text-style-name="P4" draw:layer="layout" svg:width="2.475cm" svg:height="0.962cm" svg:x="10.409cm" svg:y="2.397cm">
          <draw:text-box>
            <text:p><text:span text:style-name="T1">(11/14)</text:span></text:p>
          </draw:text-box>
        </draw:frame>
        <draw:frame draw:style-name="gr5" draw:text-style-name="P4" draw:layer="layout" svg:width="2.509cm" svg:height="0.962cm" svg:x="12.176cm" svg:y="4.991cm">
          <draw:text-box>
            <text:p><text:span text:style-name="T1">(12/13)</text:span></text:p>
          </draw:text-box>
        </draw:frame>
        <draw:frame draw:style-name="gr7" draw:text-style-name="P4" draw:layer="layout" svg:width="2.509cm" svg:height="0.962cm" svg:x="4.937cm" svg:y="1.762cm">
          <draw:text-box>
            <text:p><text:span text:style-name="T1">(1/10)</text:span></text:p>
          </draw:text-box>
        </draw:frame>
        <draw:connector draw:style-name="gr8" draw:text-style-name="P3" draw:layer="layout" draw:type="curve" svg:x1="9.852cm" svg:y1="6.86cm" svg:x2="8.231cm" svg:y2="2.197cm" draw:start-shape="id3" draw:start-glue-point="0" draw:end-shape="id4" draw:end-glue-point="1" svg:d="M9852 6860c0-3109-540-4663-1621-4663" svg:viewBox="0 0 1622 4664">
          <text:p/>
        </draw:connector>
        <draw:connector draw:style-name="gr3" draw:text-style-name="P3" draw:layer="layout" draw:type="line" svg:x1="12.684cm" svg:y1="5.064cm" svg:x2="9.852cm" svg:y2="6.86cm" draw:start-shape="id6" draw:start-glue-point="2" draw:end-shape="id3" draw:end-glue-point="0" svg:d="M12684 5064l-2832 1796" svg:viewBox="0 0 2833 1797">
          <text:p/>
        </draw:connector>
        <draw:custom-shape draw:style-name="gr1" draw:text-style-name="P2" xml:id="id7" draw:id="id7" draw:layer="layout" svg:width="1.27cm" svg:height="0.762cm" svg:x="9.269cm" svg:y="9.217cm">
          <text:p text:style-name="P1">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9.852cm" svg:y1="7.622cm" svg:x2="9.904cm" svg:y2="9.217cm" draw:start-shape="id3" draw:start-glue-point="2" draw:end-shape="id7" draw:end-glue-point="0" svg:d="M9852 7622l52 1595" svg:viewBox="0 0 53 1596">
          <text:p/>
        </draw:connector>
        <draw:connector draw:style-name="gr9" draw:text-style-name="P3" draw:layer="layout" draw:type="line" svg:x1="7.596cm" svg:y1="2.578cm" svg:x2="9.852cm" svg:y2="6.86cm" draw:start-shape="id4" draw:start-glue-point="2" draw:end-shape="id3" draw:end-glue-point="0" svg:d="M7596 2578l2256 4282" svg:viewBox="0 0 2257 4283">
          <text:p/>
        </draw:connector>
        <draw:frame draw:style-name="gr4" draw:text-style-name="P4" draw:layer="layout" svg:width="2.123cm" svg:height="0.962cm" svg:x="8.185cm" svg:y="7.577cm">
          <draw:text-box>
            <text:p><text:span text:style-name="T1">(5/8)</text:span></text:p>
          </draw:text-box>
        </draw:frame>
        <draw:frame draw:style-name="gr4" draw:text-style-name="P4" draw:layer="layout" svg:width="2.123cm" svg:height="0.962cm" svg:x="8.366cm" svg:y="9.817cm">
          <draw:text-box>
            <text:p><text:span text:style-name="T1">(6/7)</text:span></text:p>
          </draw:text-box>
        </draw:frame>
        <draw:connector draw:style-name="gr8" draw:text-style-name="P3" draw:layer="layout" draw:type="curve" svg:x1="4.467cm" svg:y1="7.241cm" svg:x2="5.102cm" svg:y2="6.86cm" draw:start-shape="id2" draw:start-glue-point="3" draw:end-shape="id2" svg:d="M4467 7241c-790 0-659-454-303-747s938-424 938 366" svg:viewBox="0 0 1220 976">
          <text:p/>
        </draw:connector>
        <draw:connector draw:style-name="gr2" draw:text-style-name="P3" draw:layer="layout" draw:type="line" svg:x1="12.684cm" svg:y1="7.858cm" svg:x2="15.732cm" svg:y2="7.858cm" svg:d="M12684 7858h3048" svg:viewBox="0 0 3049 1">
          <text:p/>
        </draw:connector>
        <draw:line draw:style-name="gr8" draw:text-style-name="P3" draw:layer="layout" svg:x1="12.684cm" svg:y1="9.001cm" svg:x2="15.732cm" svg:y2="9.001cm">
          <text:p/>
        </draw:line>
        <draw:connector draw:style-name="gr9" draw:text-style-name="P3" draw:layer="layout" draw:type="line" svg:x1="12.684cm" svg:y1="10.144cm" svg:x2="15.732cm" svg:y2="10.144cm" svg:d="M12684 10144h3048" svg:viewBox="0 0 3049 1">
          <text:p/>
        </draw:connector>
        <draw:connector draw:style-name="gr3" draw:text-style-name="P3" draw:layer="layout" draw:type="line" svg:x1="12.684cm" svg:y1="11.287cm" svg:x2="15.732cm" svg:y2="11.287cm" svg:d="M12684 11287h3048" svg:viewBox="0 0 3049 1">
          <text:p/>
        </draw:connector>
        <draw:frame draw:style-name="gr10" draw:text-style-name="P5" draw:layer="layout" svg:width="4.401cm" svg:height="0.725cm" svg:x="11.993cm" svg:y="7.096cm">
          <draw:text-box>
            <text:p><text:span text:style-name="T2">Tree/Discovery edge</text:span></text:p>
          </draw:text-box>
        </draw:frame>
        <draw:frame draw:style-name="gr10" draw:text-style-name="P5" draw:layer="layout" svg:width="2.513cm" svg:height="0.725cm" svg:x="11.993cm" svg:y="8.276cm">
          <draw:text-box>
            <text:p><text:span text:style-name="T2">Back edge</text:span></text:p>
          </draw:text-box>
        </draw:frame>
        <draw:frame draw:style-name="gr10" draw:text-style-name="P5" draw:layer="layout" svg:width="3.122cm" svg:height="0.725cm" svg:x="11.993cm" svg:y="9.477cm">
          <draw:text-box>
            <text:p><text:span text:style-name="T2">Forward edge</text:span></text:p>
          </draw:text-box>
        </draw:frame>
        <draw:frame draw:style-name="gr10" draw:text-style-name="P5" draw:layer="layout" svg:width="2.674cm" svg:height="0.725cm" svg:x="11.993cm" svg:y="10.578cm">
          <draw:text-box>
            <text:p><text:span text:style-name="T2">Cross edg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5T01:37:58.234000000</meta:creation-date>
    <dc:date>2020-12-06T04:37:47.825000000</dc:date>
    <meta:editing-duration>PT1H11M4S</meta:editing-duration>
    <meta:editing-cycles>5</meta:editing-cycles>
    <meta:generator>LibreOffice/6.3.2.2$Windows_X86_64 LibreOffice_project/98b30e735bda24bc04ab42594c85f7fd8be07b9c</meta:generator>
    <meta:document-statistic meta:object-count="32"/>
  </office:meta>
</office:document-meta>
</file>